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Отзыв руководителя о дипломном проекте</text:h>
      <text:p text:style-name="Text_20_body"><text:span text:style-name="T2">Студент</text:span>: <text:span text:style-name="T4">Еременок</text:span> Андрей Вячеславович, гр. 3351</text:p>
      <text:p text:style-name="Text_20_body"><text:span text:style-name="T2">Направление</text:span>: 552800 «Информатика и вычислительная техника»<office:annotation><dc:creator>eav eav</dc:creator><dc:date>2009-01-29T16:18:50.89</dc:date><text:p text:style-name="P5"><text:span text:style-name="T8">нужно?</text:span></text:p></office:annotation></text:p>
      <text:p text:style-name="Text_20_body"><text:span text:style-name="T2">Специальность</text:span>: 230105 «Программное обеспечение вычислительной техники и автоматизированных систем»</text:p>
      <text:p text:style-name="Text_20_body"><text:span text:style-name="T2">Тема</text:span>: <text:span text:style-name="T1">«</text:span><text:span text:style-name="T5">Разработка веб-редактора формализованных электронных документов на основе технологии GWT</text:span><text:span text:style-name="T1">»</text:span></text:p>
      <text:p text:style-name="Text_20_body"/>
      <text:p text:style-name="P3"><text:span text:style-name="T7">Выпускная квалификационная работа Еременка А. В. посвящена разработке структуры</text:span><text:span text:style-name="T7"><office:annotation><dc:creator>eav eav</dc:creator><dc:date>2009-01-30T11:12:21.26</dc:date><text:p text:style-name="P6"><text:span text:style-name="T9">Как точнее?</text:span></text:p></office:annotation></text:span><text:span text:style-name="T7"> и графического интерфейса веб-редактора формализованных электронных документов с использованием современного инструмента разработки веб-приложений — Google Web Toolkit.</text:span></text:p>
      <text:p text:style-name="P3">В связи с тем, что существующий интерфейс редактора устарел, перед студентом была поставлена задача разработки нового веб-интерфейса <text:s/>с применением современных технологий, что позволило бы обеспечить быструю и удобную работу пользователей редактора.</text:p>
      <text:p text:style-name="P3"><text:span text:style-name="T7">Студент Еременок А. В. показал хорошую профессиональную подготовку, умение применять полученные навыки и работать с технической литературой, проявлял инициативность, самостоятельность и организованность. </text:span></text:p>
      <text:p text:style-name="P3">В разработке требуемого интерфейса были применены современные компьютерные технологии, что является несомненным достоинством работы.</text:p>
      <text:p text:style-name="P3">Считаю, что дипломная работа Еременка А.В. заслуживает оценки «___», а ее автор – присвоения квалификации инженера по специальности 230105 «Программное обеспечение вычислительной техники и автоматизированных систем».</text:p>
      <text:p text:style-name="Text_20_body"/>
      <text:p text:style-name="Text_20_body">Руководитель,</text:p>
      <text:p text:style-name="P2">к.т.н. доцент<text:tab/><text:tab/><text:tab/><text:tab/><text:tab/><text:tab/><text:tab/><text:tab/>Опалева Э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0%" fo:text-align="justify" style:justify-single-word="false" fo:text-indent="0cm" style:auto-text-indent="true" style:page-number="auto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Times New Roman" fo:font-size="10pt" style:font-size-asian="10pt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3.156cm" fo:text-indent="1.27cm" fo:margin-left="1.251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Отзыв руководителя</dc:title>
    <meta:initial-creator>KVN</meta:initial-creator>
    <meta:creation-date>2002-06-06T18:32:00</meta:creation-date>
    <dc:creator>eav eav</dc:creator>
    <dc:date>2009-01-30T11:36:23.16</dc:date>
    <meta:print-date>2002-06-06T18:33:00</meta:print-date>
    <meta:editing-cycles>21</meta:editing-cycles>
    <meta:editing-duration>PT02H18M49S</meta:editing-duration>
    <meta:generator>OpenOffice.org/3.0$Win32 OpenOffice.org_project/300m9$Build-9358</meta:generator>
    <meta:document-statistic meta:table-count="0" meta:image-count="0" meta:object-count="0" meta:page-count="1" meta:paragraph-count="12" meta:word-count="160" meta:character-count="1434"/>
  </office:meta>
</office:document-meta>
</file>